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stakes in Homestuck text</text:p>
      <text:p text:style-name="P1">1. =002172</text:p>
      <text:p text:style-name="P2"><text:span text:style-name="T1">Removing the lid signals the moment your life becomes a great whirling batshit pandemonium, somewhat resembling the chaos of an especially ethnic wedding. Somewhere, a soused uncle deliberately shatters china on the floor. Muddy livestock is decorated, and then lost track of. The question "</text:span><text:span text:style-name="T2">Who's</text:span><text:span text:style-name="T1"> mule is this?" at times can be heard over the din. This is now your reality."</text:span></text:p>
      <text:p text:style-name="P1">_</text:p>
      <text:p text:style-name="P1">2. =002198</text:p>
      <text:p text:style-name="P2"><text:span text:style-name="T1">The tree AUTO-BALANCES, leaving the KNITTING BAG </text:span><text:span text:style-name="T2">accesible</text:span><text:span text:style-name="T1"> in the ROOT CARD.</text:span></text:p>
      <text:p text:style-name="P1">_</text:p>
      <text:p text:style-name="P1">3. =002340</text:p>
      <text:p text:style-name="P2"><text:span text:style-name="T1">The effects this process has on The Medium, or more globally, The Incipisphere, are still vague to me. They have to do.... We appear to be engaging an instance of a dimension with a highly flexible </text:span><text:span text:style-name="T2">set parameters</text:span><text:span text:style-name="T1">, and....</text:span></text:p>
      <text:p text:style-name="P1">_</text:p>
      <text:p text:style-name="P1">4. =002911</text:p>
      <text:p text:style-name="P2"><text:span text:style-name="T1">You take a hasty swig from one of your DELICIOUS PAWNS and </text:span><text:span text:style-name="T2">put down</text:span><text:span text:style-name="T1">.</text:span></text:p>
      <text:p text:style-name="P1">_</text:p>
      <text:p text:style-name="P1">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43" meta:character-count="811"/>
    <meta:generator>OpenOffice/4.1.2$Win32 OpenOffice.org_project/412m3$Build-9782</meta:generator>
  </office:meta>
</office:document-meta>
</file>